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1ddc" officeooo:paragraph-rsid="00161d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text:a xlink:type="simple" xlink:href="mailto:gurveen@shirthillstech.com" text:style-name="Internet_20_link" text:visited-style-name="Visited_20_Internet_20_Link">gurveen@shorthillstech.com</text:a><text:tab/><text:tab/><text:tab/></text:p>
      <text:p text:style-name="P1">Cc: <text:a xlink:type="simple" xlink:href="mailto:pawan@shorthillstech.com" text:style-name="Internet_20_link" text:visited-style-name="Visited_20_Internet_20_Link">pawan@shorthillstech.com</text:a><text:tab/></text:p>
      <text:p text:style-name="P1">Bcc:</text:p>
      <text:p text:style-name="P1">Subject: Best wishes on completion of US Project</text:p>
      <text:p text:style-name="P1"/>
      <text:p text:style-name="P1">Dear Prabhu,</text:p>
      <text:p text:style-name="P1"/>
      <text:p text:style-name="P1">I am writing this email to congratulate you for the all the hardwork and efforts you’ve put in for this project. I know you have worked really hard to make the ends meet and make this project work for the company. We are truly grateful to you for the work you’ve done for the company and your teammates.We are planning soon to organize a special lunch to celebrate your success with other teammates and colleagues. </text:p>
      <text:p text:style-name="P1">Looking forward to meet you in person too.</text:p>
      <text:p text:style-name="P1"/>
      <text:p text:style-name="P1">Regards</text:p>
      <text:p text:style-name="P1">Manvi Kapoor</text:p>
      <text:p text:style-name="P1">SDE1 </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8T16:16:02.300167891</meta:creation-date>
    <dc:date>2022-06-19T19:07:45.821952813</dc:date>
    <meta:editing-duration>P1DT2H39M25S</meta:editing-duration>
    <meta:editing-cycles>1</meta:editing-cycles>
    <meta:document-statistic meta:table-count="0" meta:image-count="0" meta:object-count="0" meta:page-count="1" meta:paragraph-count="10" meta:word-count="102" meta:character-count="607" meta:non-whitespace-character-count="509"/>
    <meta:generator>LibreOffice/7.3.2.2$Linux_X86_64 LibreOffice_project/30$Build-2</meta:generator>
  </office:meta>
</office:document-meta>
</file>